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Introduction to the Command Line</text:p>
          </draw:text-box>
        </draw:frame>
        <draw:frame presentation:style-name="pr2" draw:text-style-name="P3" draw:layer="layout" svg:width="25cm" svg:height="5.25cm" svg:x="1.5cm" svg:y="8.75cm" presentation:class="subtitle">
          <draw:text-box>
            <text:p text:style-name="P2">Mark Gross</text:p>
            <text:p text:style-name="P2"/>
            <text:p text:style-name="P2"/>
            <text:p text:style-name="P2"/>
            <text:p text:style-name="P2">Slides available -&gt;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About Me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Mathematics student at Saddleback College</text:p>
              </text:list-item>
              <text:list-item>
                <text:p>Software Developer at Roland DGA here in Irvine</text:p>
              </text:list-item>
              <text:list-item>
                <text:p>Programming since 2016</text:p>
              </text:list-item>
              <text:list-item>
                <text:p>Using Linux since 2018</text:p>
              </text:list-item>
              <text:list-item>
                <text:p>In the top 13% of ranked Tetris players worldwide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6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1T15:52:40.916600699</meta:creation-date>
    <meta:editing-duration>PT57M45S</meta:editing-duration>
    <meta:editing-cycles>2</meta:editing-cycles>
    <meta:generator>LibreOffice/7.1.5.2$Linux_X86_64 LibreOffice_project/10$Build-2</meta:generator>
    <dc:title>Alizarin</dc:title>
    <dc:date>2021-08-21T17:05:59.177612174</dc:date>
    <meta:document-statistic meta:object-count="46"/>
  </office:meta>
</office:document-meta>
</file>